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162cm" draw:marker-end-width="0.162cm" draw:stroke-linejoin="miter" draw:fill="none" draw:fill-color="#ffffff" draw:textarea-horizontal-align="left" draw:textarea-vertical-align="top" draw:auto-grow-height="false" fo:padding-top="0.118cm" fo:padding-bottom="0.118cm" fo:padding-left="0.238cm" fo:padding-right="0.238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76cm" draw:marker-start-width="0.314cm" draw:marker-end-width="0.314cm" draw:fill="solid" draw:fill-color="#ffffff" draw:opacity="0%" draw:textarea-horizontal-align="justify" draw:textarea-vertical-align="middle" draw:auto-grow-height="false" fo:padding-top="0.163cm" fo:padding-bottom="0.163cm" fo:padding-left="0.288cm" fo:padding-right="0.288cm" draw:shadow-opacity="0%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size="23.3999996185303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3.3999996185303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20.2999992370605pt"/>
    </style:style>
    <style:style style:name="P5" style:family="paragraph">
      <style:paragraph-properties fo:text-align="center"/>
      <style:text-properties fo:font-size="20.2999992370605pt" style:font-size-asian="14pt" style:font-size-complex="14pt"/>
    </style:style>
    <style:style style:name="P6" style:family="paragraph">
      <style:paragraph-properties fo:text-align="center"/>
      <style:text-properties fo:color="#000000" fo:font-size="20.2999992370605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family="'Times New Roman'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T8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sub 58%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9.873cm" svg:y1="1.664cm" svg:x2="4.689cm" svg:y2="2.31cm">
          <text:p/>
        </draw:line>
        <draw:line draw:style-name="gr2" draw:text-style-name="P1" draw:layer="layout" svg:x1="13.761cm" svg:y1="1.664cm" svg:x2="18.945cm" svg:y2="2.31cm">
          <text:p/>
        </draw:line>
        <draw:line draw:style-name="gr2" draw:text-style-name="P1" draw:layer="layout" svg:x1="18.24cm" svg:y1="3.992cm" svg:x2="14.706cm" svg:y2="4.717cm">
          <text:p/>
        </draw:line>
        <draw:custom-shape draw:style-name="gr3" draw:text-style-name="P3" draw:layer="layout" svg:width="4.175cm" svg:height="1.553cm" svg:x="9.586cm" svg:y="0.803cm">
          <text:p text:style-name="P2"><text:span text:style-name="T1">PolicySet: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7cm" svg:height="1.449cm" svg:x="3.752cm" svg:y="2.309cm">
          <text:p text:style-name="P2"><text:span text:style-name="T1">Policy: P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648cm" svg:x="16.547cm" svg:y="2.352cm">
          <text:p text:style-name="P2"><text:span text:style-name="T3">Policy: P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5cm" svg:height="1.448cm" svg:x="13.692cm" svg:y="4.716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448cm" svg:x="19.258cm" svg:y="4.716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4cm" svg:height="1.448cm" svg:x="1.494cm" svg:y="4.716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71cm" svg:height="1.32cm" svg:x="1.284cm" svg:y="10.116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71cm" svg:height="1.229cm" svg:x="1.269cm" svg:y="6.43cm">
          <text:p text:style-name="P4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71cm" svg:height="1.231cm" svg:x="1.269cm" svg:y="8.288cm">
          <text:p text:style-name="P4"><text:span text:style-name="T6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29cm" svg:height="1.098cm" svg:x="3.535cm" svg:y="17.855cm">
          <text:p text:style-name="P2"><text:span text:style-name="T1">PolicySet:P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84cm" svg:x="1.269cm" svg:y="19.724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42cm" svg:height="1.396cm" svg:x="14.682cm" svg:y="23.755cm">
          <text:p text:style-name="P4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75cm" svg:height="1.448cm" svg:x="7.108cm" svg:y="4.716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364cm" svg:y1="4.717cm" svg:x2="18.83cm" svg:y2="3.992cm">
          <text:p/>
        </draw:line>
        <draw:custom-shape draw:style-name="gr4" draw:text-style-name="P5" draw:layer="layout" svg:width="4.871cm" svg:height="1.32cm" svg:x="7.016cm" svg:y="10.116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871cm" svg:height="1.229cm" svg:x="6.984cm" svg:y="6.43cm">
          <text:p text:style-name="P4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31cm" svg:x="7.001cm" svg:y="8.316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32cm" svg:x="13.543cm" svg:y="10.116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71cm" svg:height="1.23cm" svg:x="13.543cm" svg:y="6.429cm">
          <text:p text:style-name="P4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31cm" svg:x="13.528cm" svg:y="8.316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cm" svg:height="1.32cm" svg:x="19.049cm" svg:y="10.177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871cm" svg:height="1.23cm" svg:x="19.049cm" svg:y="6.429cm">
          <text:p text:style-name="P4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cm" svg:height="1.231cm" svg:x="19.125cm" svg:y="8.316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445cm" svg:height="1.384cm" svg:x="6.984cm" svg:y="19.724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14cm" svg:x="1.269cm" svg:y="21.764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14cm" svg:x="6.984cm" svg:y="21.764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1.391cm" svg:x="1.269cm" svg:y="27.62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445cm" svg:height="1.392cm" svg:x="1.269cm" svg:y="25.579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942cm" svg:height="1.394cm" svg:x="19.954cm" svg:y="23.755cm">
          <text:p text:style-name="P4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71cm" svg:height="1.391cm" svg:x="6.984cm" svg:y="27.62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336cm" svg:height="1.392cm" svg:x="6.865cm" svg:y="25.608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001cm" svg:y1="19.726cm" svg:x2="6.488cm" svg:y2="18.955cm">
          <text:p/>
        </draw:line>
        <draw:line draw:style-name="gr2" draw:text-style-name="P1" draw:layer="layout" svg:x1="5.86cm" svg:y1="18.955cm" svg:x2="3.347cm" svg:y2="19.726cm">
          <text:p/>
        </draw:line>
        <draw:custom-shape draw:style-name="gr3" draw:text-style-name="P3" draw:layer="layout" svg:width="5.184cm" svg:height="1.217cm" svg:x="16.123cm" svg:y="17.827cm">
          <text:p text:style-name="P2"><text:span text:style-name="T1">PolicySet:P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943cm" svg:height="1.396cm" svg:x="14.604cm" svg:y="27.626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69cm" svg:height="1.391cm" svg:x="1.269cm" svg:y="23.734cm">
          <text:p text:style-name="P4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101cm" svg:height="1.4cm" svg:x="14.604cm" svg:y="25.604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943cm" svg:height="1.396cm" svg:x="14.604cm" svg:y="27.627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01cm" svg:height="1.398cm" svg:x="14.604cm" svg:y="25.607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943cm" svg:height="1.396cm" svg:x="19.875cm" svg:y="27.624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69cm" svg:height="1.389cm" svg:x="6.845cm" svg:y="23.734cm">
          <text:p text:style-name="P4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1cm" svg:height="1.397cm" svg:x="19.798cm" svg:y="25.604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943cm" svg:height="1.396cm" svg:x="19.875cm" svg:y="27.626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cm" svg:height="1.4cm" svg:x="19.798cm" svg:y="25.604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543cm" svg:y1="19.857cm" svg:x2="19.187cm" svg:y2="19.045cm">
          <text:p/>
        </draw:line>
        <draw:line draw:style-name="gr2" draw:text-style-name="P1" draw:layer="layout" svg:x1="18.598cm" svg:y1="19.045cm" svg:x2="16.242cm" svg:y2="19.857cm">
          <text:p/>
        </draw:line>
        <draw:custom-shape draw:style-name="gr8" draw:text-style-name="P7" draw:layer="layout" svg:width="11.43cm" svg:height="13.167cm" svg:x="0.635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1.43cm" svg:height="13.205cm" svg:x="13.335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445cm" svg:height="1.388cm" svg:x="13.969cm" svg:y="19.803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88cm" svg:x="19.684cm" svg:y="19.803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16cm" svg:x="13.969cm" svg:y="21.85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16cm" svg:x="19.684cm" svg:y="21.85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78cm" svg:height="1.028cm" svg:x="0.996cm" svg:y="16.795cm">
          <text:p text:style-name="P2"><text:span text:style-name="T7">PD</text:span><text:span text:style-name="T8">P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78cm" svg:height="1.032cm" svg:x="13.696cm" svg:y="16.795cm">
          <text:p text:style-name="P2"><text:span text:style-name="T7">PD</text:span><text:span text:style-name="T8">P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4.13cm" svg:height="11.361cm" svg:x="0.635cm" svg:y="0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813cm" svg:height="0.985cm" svg:x="0.996cm" svg:y="1.009cm">
          <text:p text:style-name="P2"><text:span text:style-name="T7">PD</text:span><text:span text:style-name="T8">P</text:span><text:span text:style-name="T9">initi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14cm" svg:y1="3.788cm" svg:x2="2.539cm" svg:y2="4.513cm">
          <text:p/>
        </draw:line>
        <draw:line draw:style-name="gr2" draw:text-style-name="P1" draw:layer="layout" svg:x1="6.349cm" svg:y1="3.883cm" svg:x2="9.524cm" svg:y2="4.512cm">
          <text:p/>
        </draw:line>
        <draw:custom-shape draw:style-name="gr10" draw:text-style-name="P7" draw:layer="layout" svg:width="2.54cm" svg:height="3.175cm" svg:x="11.43cm" svg:y="12.69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51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84cm" svg:height="7.047cm" svg:x="2.705cm" svg:y="2.397cm" draw:page-number="1"/>
      <draw:page-thumbnail draw:layer="backgroundobjects" svg:width="5.884cm" svg:height="7.047cm" svg:x="2.705cm" svg:y="10.445cm"/>
      <draw:page-thumbnail draw:layer="backgroundobjects" svg:width="5.884cm" svg:height="7.047cm" svg:x="2.705cm" svg:y="18.493cm"/>
      <draw:page-thumbnail draw:layer="backgroundobjects" svg:width="5.884cm" svg:height="7.047cm" svg:x="13cm" svg:y="2.397cm"/>
      <draw:page-thumbnail draw:layer="backgroundobjects" svg:width="5.884cm" svg:height="7.047cm" svg:x="13cm" svg:y="10.445cm"/>
      <draw:page-thumbnail draw:layer="backgroundobjects" svg:width="5.884cm" svg:height="7.047cm" svg:x="13cm" svg:y="18.493cm"/>
    </style:handout-master>
    <style:master-page style:name="Default" style:page-layout-name="PM1" draw:style-name="Mdp1">
      <draw:frame presentation:style-name="Default-title" draw:layer="backgroundobjects" svg:width="22.905cm" svg:height="5.089cm" svg:x="1.269cm" svg:y="1.211cm" presentation:class="title" presentation:placeholder="true">
        <draw:text-box/>
      </draw:frame>
      <draw:frame presentation:style-name="Default-outline1" draw:layer="backgroundobjects" svg:width="22.905cm" svg:height="20.116cm" svg:x="1.269cm" svg:y="7.129cm" presentation:class="outline" presentation:placeholder="true">
        <draw:text-box/>
      </draw:frame>
      <draw:frame presentation:style-name="Mpr1" draw:text-style-name="MP1" draw:layer="backgroundobjects" svg:width="5.93cm" svg:height="2.102cm" svg:x="1.269cm" svg:y="27.7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67cm" svg:height="2.102cm" svg:x="8.701cm" svg:y="27.7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3cm" svg:height="2.102cm" svg:x="18.245cm" svg:y="27.76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5T20:53:14</meta:creation-date>
    <meta:editing-duration>PT04H31M16S</meta:editing-duration>
    <meta:editing-cycles>20</meta:editing-cycles>
    <dc:date>2011-10-06T00:10:28</dc:date>
    <dc:creator>elkateb </dc:creator>
    <meta:generator>OpenOffice.org/3.2$Linux OpenOffice.org_project/320m19$Build-9505</meta:generator>
    <meta:document-statistic meta:object-count="85"/>
  </office:meta>
</office:document-meta>
</file>